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99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J14]=0;&quot;&quot;;[$'Verde Valley Virus'.J14])" office:value-type="float" office:value="21" calcext:value-type="float">
            <text:p>21</text:p>
          </table:table-cell>
          <table:table-cell table:formula="of:=IF([$'Verde Valley Virus'.K14]=0;&quot;&quot;;[$'Verde Valley Virus'.K14])" office:value-type="float" office:value="11" calcext:value-type="float">
            <text:p>11</text:p>
          </table:table-cell>
          <table:table-cell table:formula="of:=IF([$'Verde Valley Virus'.L14]=0;&quot;&quot;;[$'Verde Valley Virus'.L1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J15]=0;&quot;&quot;;[$'Verde Valley Virus'.J15])" office:value-type="float" office:value="20" calcext:value-type="float">
            <text:p>20</text:p>
          </table:table-cell>
          <table:table-cell table:formula="of:=IF([$'Verde Valley Virus'.K15]=0;&quot;&quot;;[$'Verde Valley Virus'.K15])" office:value-type="float" office:value="11" calcext:value-type="float">
            <text:p>11</text:p>
          </table:table-cell>
          <table:table-cell table:formula="of:=IF([$'Verde Valley Virus'.L15]=0;&quot;&quot;;[$'Verde Valley Virus'.L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J16]=0;&quot;&quot;;[$'Verde Valley Virus'.J16])" office:value-type="float" office:value="20" calcext:value-type="float">
            <text:p>20</text:p>
          </table:table-cell>
          <table:table-cell table:formula="of:=IF([$'Verde Valley Virus'.K16]=0;&quot;&quot;;[$'Verde Valley Virus'.K16])" office:value-type="float" office:value="8" calcext:value-type="float">
            <text:p>8</text:p>
          </table:table-cell>
          <table:table-cell table:formula="of:=IF([$'Verde Valley Virus'.L16]=0;&quot;&quot;;[$'Verde Valley Virus'.L1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100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N2]=0;&quot;&quot;;[$'Verde Valley Virus'.N2])">
            <text:p/>
          </table:table-cell>
          <table:table-cell table:formula="of:=IF([$'Verde Valley Virus'.O2]=0;&quot;&quot;;[$'Verde Valley Virus'.O2])" office:value-type="float" office:value="7" calcext:value-type="float">
            <text:p>7</text:p>
          </table:table-cell>
          <table:table-cell table:formula="of:=IF([$'Verde Valley Virus'.P2]=0;&quot;&quot;;[$'Verde Valley Virus'.P2])" office:value-type="float" office:value="44" calcext:value-type="float">
            <text:p>44</text:p>
          </table:table-cell>
          <table:table-cell table:formula="of:=IF([$'Verde Valley Virus'.Q2]=0;&quot;&quot;;[$'Verde Valley Virus'.Q2])" office:value-type="float" office:value="21" calcext:value-type="float">
            <text:p>21</text:p>
          </table:table-cell>
          <table:table-cell table:formula="of:=IF([$'Verde Valley Virus'.R2]=0;&quot;&quot;;[$'Verde Valley Virus'.R2])" office:value-type="float" office:value="12" calcext:value-type="float">
            <text:p>12</text:p>
          </table:table-cell>
          <table:table-cell table:formula="of:=IF([$'Verde Valley Virus'.S2]=0;&quot;&quot;;[$'Verde Valley Virus'.S2])">
            <text:p/>
          </table:table-cell>
          <table:table-cell table:formula="of:=IF([$'Verde Valley Virus'.T2]=0;&quot;&quot;;[$'Verde Valley Virus'.T2])" office:value-type="float" office:value="10" calcext:value-type="float">
            <text:p>10</text:p>
          </table:table-cell>
          <table:table-cell table:formula="of:=IF([$'Verde Valley Virus'.U2]=0;&quot;&quot;;[$'Verde Valley Virus'.U2])" office:value-type="float" office:value="87" calcext:value-type="float">
            <text:p>87</text:p>
          </table:table-cell>
          <table:table-cell table:formula="of:=IF([$'Verde Valley Virus'.V2]=0;&quot;&quot;;[$'Verde Valley Virus'.V2])" office:value-type="float" office:value="22" calcext:value-type="float">
            <text:p>22</text:p>
          </table:table-cell>
          <table:table-cell table:formula="of:=IF([$'Verde Valley Virus'.W2]=0;&quot;&quot;;[$'Verde Valley Virus'.W2])" office:value-type="float" office:value="19" calcext:value-type="float">
            <text:p>19</text:p>
          </table:table-cell>
          <table:table-cell table:formula="of:=IF([$'Verde Valley Virus'.X2]=0;&quot;&quot;;[$'Verde Valley Virus'.X2])" office:value-type="float" office:value="9" calcext:value-type="float">
            <text:p>9</text:p>
          </table:table-cell>
          <table:table-cell table:formula="of:=IF([$'Verde Valley Virus'.Y2]=0;&quot;&quot;;[$'Verde Valley Virus'.Y2])" office:value-type="float" office:value="109" calcext:value-type="float">
            <text:p>109</text:p>
          </table:table-cell>
          <table:table-cell table:formula="of:=IF([$'Verde Valley Virus'.Z2]=0;&quot;&quot;;[$'Verde Valley Virus'.Z2])" office:value-type="float" office:value="85" calcext:value-type="float">
            <text:p>85</text:p>
          </table:table-cell>
          <table:table-cell table:formula="of:=IF([$'Verde Valley Virus'.AA2]=0;&quot;&quot;;[$'Verde Valley Virus'.AA2])" office:value-type="float" office:value="11" calcext:value-type="float">
            <text:p>11</text:p>
          </table:table-cell>
          <table:table-cell table:formula="of:=IF([$'Verde Valley Virus'.AB2]=0;&quot;&quot;;[$'Verde Valley Virus'.AB2])" office:value-type="float" office:value="44" calcext:value-type="float">
            <text:p>44</text:p>
          </table:table-cell>
          <table:table-cell table:formula="of:=IF([$'Verde Valley Virus'.AC2]=0;&quot;&quot;;[$'Verde Valley Virus'.AC2])" office:value-type="float" office:value="9" calcext:value-type="float">
            <text:p>9</text:p>
          </table:table-cell>
          <table:table-cell table:formula="of:=IF([$'Verde Valley Virus'.AD2]=0;&quot;&quot;;[$'Verde Valley Virus'.AD2])">
            <text:p/>
          </table:table-cell>
          <table:table-cell table:formula="of:=IF([$'Verde Valley Virus'.AE2]=0;&quot;&quot;;[$'Verde Valley Virus'.AE2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N3]=0;&quot;&quot;;[$'Verde Valley Virus'.N3])">
            <text:p/>
          </table:table-cell>
          <table:table-cell table:formula="of:=IF([$'Verde Valley Virus'.O3]=0;&quot;&quot;;[$'Verde Valley Virus'.O3])" office:value-type="float" office:value="6" calcext:value-type="float">
            <text:p>6</text:p>
          </table:table-cell>
          <table:table-cell table:formula="of:=IF([$'Verde Valley Virus'.P3]=0;&quot;&quot;;[$'Verde Valley Virus'.P3])" office:value-type="float" office:value="49" calcext:value-type="float">
            <text:p>49</text:p>
          </table:table-cell>
          <table:table-cell table:formula="of:=IF([$'Verde Valley Virus'.Q3]=0;&quot;&quot;;[$'Verde Valley Virus'.Q3])" office:value-type="float" office:value="36" calcext:value-type="float">
            <text:p>36</text:p>
          </table:table-cell>
          <table:table-cell table:formula="of:=IF([$'Verde Valley Virus'.R3]=0;&quot;&quot;;[$'Verde Valley Virus'.R3])" office:value-type="float" office:value="13" calcext:value-type="float">
            <text:p>13</text:p>
          </table:table-cell>
          <table:table-cell table:formula="of:=IF([$'Verde Valley Virus'.S3]=0;&quot;&quot;;[$'Verde Valley Virus'.S3])">
            <text:p/>
          </table:table-cell>
          <table:table-cell table:formula="of:=IF([$'Verde Valley Virus'.T3]=0;&quot;&quot;;[$'Verde Valley Virus'.T3])" office:value-type="float" office:value="12" calcext:value-type="float">
            <text:p>12</text:p>
          </table:table-cell>
          <table:table-cell table:formula="of:=IF([$'Verde Valley Virus'.U3]=0;&quot;&quot;;[$'Verde Valley Virus'.U3])" office:value-type="float" office:value="100" calcext:value-type="float">
            <text:p>100</text:p>
          </table:table-cell>
          <table:table-cell table:formula="of:=IF([$'Verde Valley Virus'.V3]=0;&quot;&quot;;[$'Verde Valley Virus'.V3])" office:value-type="float" office:value="25" calcext:value-type="float">
            <text:p>25</text:p>
          </table:table-cell>
          <table:table-cell table:formula="of:=IF([$'Verde Valley Virus'.W3]=0;&quot;&quot;;[$'Verde Valley Virus'.W3])" office:value-type="float" office:value="23" calcext:value-type="float">
            <text:p>23</text:p>
          </table:table-cell>
          <table:table-cell table:formula="of:=IF([$'Verde Valley Virus'.X3]=0;&quot;&quot;;[$'Verde Valley Virus'.X3])" office:value-type="float" office:value="11" calcext:value-type="float">
            <text:p>11</text:p>
          </table:table-cell>
          <table:table-cell table:formula="of:=IF([$'Verde Valley Virus'.Y3]=0;&quot;&quot;;[$'Verde Valley Virus'.Y3])" office:value-type="float" office:value="178" calcext:value-type="float">
            <text:p>178</text:p>
          </table:table-cell>
          <table:table-cell table:formula="of:=IF([$'Verde Valley Virus'.Z3]=0;&quot;&quot;;[$'Verde Valley Virus'.Z3])" office:value-type="float" office:value="108" calcext:value-type="float">
            <text:p>108</text:p>
          </table:table-cell>
          <table:table-cell table:formula="of:=IF([$'Verde Valley Virus'.AA3]=0;&quot;&quot;;[$'Verde Valley Virus'.AA3])" office:value-type="float" office:value="11" calcext:value-type="float">
            <text:p>11</text:p>
          </table:table-cell>
          <table:table-cell table:formula="of:=IF([$'Verde Valley Virus'.AB3]=0;&quot;&quot;;[$'Verde Valley Virus'.AB3])" office:value-type="float" office:value="47" calcext:value-type="float">
            <text:p>47</text:p>
          </table:table-cell>
          <table:table-cell table:formula="of:=IF([$'Verde Valley Virus'.AC3]=0;&quot;&quot;;[$'Verde Valley Virus'.AC3])" office:value-type="float" office:value="10" calcext:value-type="float">
            <text:p>10</text:p>
          </table:table-cell>
          <table:table-cell table:formula="of:=IF([$'Verde Valley Virus'.AD3]=0;&quot;&quot;;[$'Verde Valley Virus'.AD3])">
            <text:p/>
          </table:table-cell>
          <table:table-cell table:formula="of:=IF([$'Verde Valley Virus'.AE3]=0;&quot;&quot;;[$'Verde Valley Virus'.AE3]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N4]=0;&quot;&quot;;[$'Verde Valley Virus'.N4])">
            <text:p/>
          </table:table-cell>
          <table:table-cell table:formula="of:=IF([$'Verde Valley Virus'.O4]=0;&quot;&quot;;[$'Verde Valley Virus'.O4])" office:value-type="float" office:value="8" calcext:value-type="float">
            <text:p>8</text:p>
          </table:table-cell>
          <table:table-cell table:formula="of:=IF([$'Verde Valley Virus'.P4]=0;&quot;&quot;;[$'Verde Valley Virus'.P4])" office:value-type="float" office:value="52" calcext:value-type="float">
            <text:p>52</text:p>
          </table:table-cell>
          <table:table-cell table:formula="of:=IF([$'Verde Valley Virus'.Q4]=0;&quot;&quot;;[$'Verde Valley Virus'.Q4])" office:value-type="float" office:value="35" calcext:value-type="float">
            <text:p>35</text:p>
          </table:table-cell>
          <table:table-cell table:formula="of:=IF([$'Verde Valley Virus'.R4]=0;&quot;&quot;;[$'Verde Valley Virus'.R4])" office:value-type="float" office:value="13" calcext:value-type="float">
            <text:p>13</text:p>
          </table:table-cell>
          <table:table-cell table:formula="of:=IF([$'Verde Valley Virus'.S4]=0;&quot;&quot;;[$'Verde Valley Virus'.S4])">
            <text:p/>
          </table:table-cell>
          <table:table-cell table:formula="of:=IF([$'Verde Valley Virus'.T4]=0;&quot;&quot;;[$'Verde Valley Virus'.T4])" office:value-type="float" office:value="12" calcext:value-type="float">
            <text:p>12</text:p>
          </table:table-cell>
          <table:table-cell table:formula="of:=IF([$'Verde Valley Virus'.U4]=0;&quot;&quot;;[$'Verde Valley Virus'.U4])" office:value-type="float" office:value="104" calcext:value-type="float">
            <text:p>104</text:p>
          </table:table-cell>
          <table:table-cell table:formula="of:=IF([$'Verde Valley Virus'.V4]=0;&quot;&quot;;[$'Verde Valley Virus'.V4])" office:value-type="float" office:value="25" calcext:value-type="float">
            <text:p>25</text:p>
          </table:table-cell>
          <table:table-cell table:formula="of:=IF([$'Verde Valley Virus'.W4]=0;&quot;&quot;;[$'Verde Valley Virus'.W4])" office:value-type="float" office:value="24" calcext:value-type="float">
            <text:p>24</text:p>
          </table:table-cell>
          <table:table-cell table:formula="of:=IF([$'Verde Valley Virus'.X4]=0;&quot;&quot;;[$'Verde Valley Virus'.X4])" office:value-type="float" office:value="11" calcext:value-type="float">
            <text:p>11</text:p>
          </table:table-cell>
          <table:table-cell table:formula="of:=IF([$'Verde Valley Virus'.Y4]=0;&quot;&quot;;[$'Verde Valley Virus'.Y4])" office:value-type="float" office:value="182" calcext:value-type="float">
            <text:p>182</text:p>
          </table:table-cell>
          <table:table-cell table:formula="of:=IF([$'Verde Valley Virus'.Z4]=0;&quot;&quot;;[$'Verde Valley Virus'.Z4])" office:value-type="float" office:value="117" calcext:value-type="float">
            <text:p>117</text:p>
          </table:table-cell>
          <table:table-cell table:formula="of:=IF([$'Verde Valley Virus'.AA4]=0;&quot;&quot;;[$'Verde Valley Virus'.AA4])" office:value-type="float" office:value="11" calcext:value-type="float">
            <text:p>11</text:p>
          </table:table-cell>
          <table:table-cell table:formula="of:=IF([$'Verde Valley Virus'.AB4]=0;&quot;&quot;;[$'Verde Valley Virus'.AB4])" office:value-type="float" office:value="49" calcext:value-type="float">
            <text:p>49</text:p>
          </table:table-cell>
          <table:table-cell table:formula="of:=IF([$'Verde Valley Virus'.AC4]=0;&quot;&quot;;[$'Verde Valley Virus'.AC4])" office:value-type="float" office:value="10" calcext:value-type="float">
            <text:p>10</text:p>
          </table:table-cell>
          <table:table-cell table:formula="of:=IF([$'Verde Valley Virus'.AD4]=0;&quot;&quot;;[$'Verde Valley Virus'.AD4])" office:value-type="float" office:value="1" calcext:value-type="float">
            <text:p>1</text:p>
          </table:table-cell>
          <table:table-cell table:formula="of:=IF([$'Verde Valley Virus'.AE4]=0;&quot;&quot;;[$'Verde Valley Virus'.AE4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N5]=0;&quot;&quot;;[$'Verde Valley Virus'.N5])">
            <text:p/>
          </table:table-cell>
          <table:table-cell table:formula="of:=IF([$'Verde Valley Virus'.O5]=0;&quot;&quot;;[$'Verde Valley Virus'.O5])" office:value-type="float" office:value="11" calcext:value-type="float">
            <text:p>11</text:p>
          </table:table-cell>
          <table:table-cell table:formula="of:=IF([$'Verde Valley Virus'.P5]=0;&quot;&quot;;[$'Verde Valley Virus'.P5])" office:value-type="float" office:value="53" calcext:value-type="float">
            <text:p>53</text:p>
          </table:table-cell>
          <table:table-cell table:formula="of:=IF([$'Verde Valley Virus'.Q5]=0;&quot;&quot;;[$'Verde Valley Virus'.Q5])" office:value-type="float" office:value="32" calcext:value-type="float">
            <text:p>32</text:p>
          </table:table-cell>
          <table:table-cell table:formula="of:=IF([$'Verde Valley Virus'.R5]=0;&quot;&quot;;[$'Verde Valley Virus'.R5])" office:value-type="float" office:value="21" calcext:value-type="float">
            <text:p>21</text:p>
          </table:table-cell>
          <table:table-cell table:formula="of:=IF([$'Verde Valley Virus'.S5]=0;&quot;&quot;;[$'Verde Valley Virus'.S5])">
            <text:p/>
          </table:table-cell>
          <table:table-cell table:formula="of:=IF([$'Verde Valley Virus'.T5]=0;&quot;&quot;;[$'Verde Valley Virus'.T5])" office:value-type="float" office:value="14" calcext:value-type="float">
            <text:p>14</text:p>
          </table:table-cell>
          <table:table-cell table:formula="of:=IF([$'Verde Valley Virus'.U5]=0;&quot;&quot;;[$'Verde Valley Virus'.U5])" office:value-type="float" office:value="112" calcext:value-type="float">
            <text:p>112</text:p>
          </table:table-cell>
          <table:table-cell table:formula="of:=IF([$'Verde Valley Virus'.V5]=0;&quot;&quot;;[$'Verde Valley Virus'.V5])" office:value-type="float" office:value="28" calcext:value-type="float">
            <text:p>28</text:p>
          </table:table-cell>
          <table:table-cell table:formula="of:=IF([$'Verde Valley Virus'.W5]=0;&quot;&quot;;[$'Verde Valley Virus'.W5])" office:value-type="float" office:value="29" calcext:value-type="float">
            <text:p>29</text:p>
          </table:table-cell>
          <table:table-cell table:formula="of:=IF([$'Verde Valley Virus'.X5]=0;&quot;&quot;;[$'Verde Valley Virus'.X5])" office:value-type="float" office:value="14" calcext:value-type="float">
            <text:p>14</text:p>
          </table:table-cell>
          <table:table-cell table:formula="of:=IF([$'Verde Valley Virus'.Y5]=0;&quot;&quot;;[$'Verde Valley Virus'.Y5])" office:value-type="float" office:value="183" calcext:value-type="float">
            <text:p>183</text:p>
          </table:table-cell>
          <table:table-cell table:formula="of:=IF([$'Verde Valley Virus'.Z5]=0;&quot;&quot;;[$'Verde Valley Virus'.Z5])" office:value-type="float" office:value="129" calcext:value-type="float">
            <text:p>129</text:p>
          </table:table-cell>
          <table:table-cell table:formula="of:=IF([$'Verde Valley Virus'.AA5]=0;&quot;&quot;;[$'Verde Valley Virus'.AA5])" office:value-type="float" office:value="12" calcext:value-type="float">
            <text:p>12</text:p>
          </table:table-cell>
          <table:table-cell table:formula="of:=IF([$'Verde Valley Virus'.AB5]=0;&quot;&quot;;[$'Verde Valley Virus'.AB5])" office:value-type="float" office:value="56" calcext:value-type="float">
            <text:p>56</text:p>
          </table:table-cell>
          <table:table-cell table:formula="of:=IF([$'Verde Valley Virus'.AC5]=0;&quot;&quot;;[$'Verde Valley Virus'.AC5])" office:value-type="float" office:value="11" calcext:value-type="float">
            <text:p>11</text:p>
          </table:table-cell>
          <table:table-cell table:formula="of:=IF([$'Verde Valley Virus'.AD5]=0;&quot;&quot;;[$'Verde Valley Virus'.AD5])" office:value-type="float" office:value="1" calcext:value-type="float">
            <text:p>1</text:p>
          </table:table-cell>
          <table:table-cell table:formula="of:=IF([$'Verde Valley Virus'.AE5]=0;&quot;&quot;;[$'Verde Valley Virus'.AE5])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N6]=0;&quot;&quot;;[$'Verde Valley Virus'.N6])" office:value-type="float" office:value="5" calcext:value-type="float">
            <text:p>5</text:p>
          </table:table-cell>
          <table:table-cell table:formula="of:=IF([$'Verde Valley Virus'.O6]=0;&quot;&quot;;[$'Verde Valley Virus'.O6])" office:value-type="float" office:value="11" calcext:value-type="float">
            <text:p>11</text:p>
          </table:table-cell>
          <table:table-cell table:formula="of:=IF([$'Verde Valley Virus'.P6]=0;&quot;&quot;;[$'Verde Valley Virus'.P6])" office:value-type="float" office:value="63" calcext:value-type="float">
            <text:p>63</text:p>
          </table:table-cell>
          <table:table-cell table:formula="of:=IF([$'Verde Valley Virus'.Q6]=0;&quot;&quot;;[$'Verde Valley Virus'.Q6])" office:value-type="float" office:value="39" calcext:value-type="float">
            <text:p>39</text:p>
          </table:table-cell>
          <table:table-cell table:formula="of:=IF([$'Verde Valley Virus'.R6]=0;&quot;&quot;;[$'Verde Valley Virus'.R6])" office:value-type="float" office:value="25" calcext:value-type="float">
            <text:p>25</text:p>
          </table:table-cell>
          <table:table-cell table:formula="of:=IF([$'Verde Valley Virus'.S6]=0;&quot;&quot;;[$'Verde Valley Virus'.S6])">
            <text:p/>
          </table:table-cell>
          <table:table-cell table:formula="of:=IF([$'Verde Valley Virus'.T6]=0;&quot;&quot;;[$'Verde Valley Virus'.T6])" office:value-type="float" office:value="14" calcext:value-type="float">
            <text:p>14</text:p>
          </table:table-cell>
          <table:table-cell table:formula="of:=IF([$'Verde Valley Virus'.U6]=0;&quot;&quot;;[$'Verde Valley Virus'.U6])" office:value-type="float" office:value="120" calcext:value-type="float">
            <text:p>120</text:p>
          </table:table-cell>
          <table:table-cell table:formula="of:=IF([$'Verde Valley Virus'.V6]=0;&quot;&quot;;[$'Verde Valley Virus'.V6])" office:value-type="float" office:value="37" calcext:value-type="float">
            <text:p>37</text:p>
          </table:table-cell>
          <table:table-cell table:formula="of:=IF([$'Verde Valley Virus'.W6]=0;&quot;&quot;;[$'Verde Valley Virus'.W6])" office:value-type="float" office:value="26" calcext:value-type="float">
            <text:p>26</text:p>
          </table:table-cell>
          <table:table-cell table:formula="of:=IF([$'Verde Valley Virus'.X6]=0;&quot;&quot;;[$'Verde Valley Virus'.X6])" office:value-type="float" office:value="15" calcext:value-type="float">
            <text:p>15</text:p>
          </table:table-cell>
          <table:table-cell table:formula="of:=IF([$'Verde Valley Virus'.Y6]=0;&quot;&quot;;[$'Verde Valley Virus'.Y6])" office:value-type="float" office:value="213" calcext:value-type="float">
            <text:p>213</text:p>
          </table:table-cell>
          <table:table-cell table:formula="of:=IF([$'Verde Valley Virus'.Z6]=0;&quot;&quot;;[$'Verde Valley Virus'.Z6])" office:value-type="float" office:value="187" calcext:value-type="float">
            <text:p>187</text:p>
          </table:table-cell>
          <table:table-cell table:formula="of:=IF([$'Verde Valley Virus'.AA6]=0;&quot;&quot;;[$'Verde Valley Virus'.AA6])" office:value-type="float" office:value="14" calcext:value-type="float">
            <text:p>14</text:p>
          </table:table-cell>
          <table:table-cell table:formula="of:=IF([$'Verde Valley Virus'.AB6]=0;&quot;&quot;;[$'Verde Valley Virus'.AB6])" office:value-type="float" office:value="57" calcext:value-type="float">
            <text:p>57</text:p>
          </table:table-cell>
          <table:table-cell table:formula="of:=IF([$'Verde Valley Virus'.AC6]=0;&quot;&quot;;[$'Verde Valley Virus'.AC6])" office:value-type="float" office:value="8" calcext:value-type="float">
            <text:p>8</text:p>
          </table:table-cell>
          <table:table-cell table:formula="of:=IF([$'Verde Valley Virus'.AD6]=0;&quot;&quot;;[$'Verde Valley Virus'.AD6])" office:value-type="float" office:value="1" calcext:value-type="float">
            <text:p>1</text:p>
          </table:table-cell>
          <table:table-cell table:formula="of:=IF([$'Verde Valley Virus'.AE6]=0;&quot;&quot;;[$'Verde Valley Virus'.AE6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N7]=0;&quot;&quot;;[$'Verde Valley Virus'.N7])" office:value-type="float" office:value="5" calcext:value-type="float">
            <text:p>5</text:p>
          </table:table-cell>
          <table:table-cell table:formula="of:=IF([$'Verde Valley Virus'.O7]=0;&quot;&quot;;[$'Verde Valley Virus'.O7])" office:value-type="float" office:value="12" calcext:value-type="float">
            <text:p>12</text:p>
          </table:table-cell>
          <table:table-cell table:formula="of:=IF([$'Verde Valley Virus'.P7]=0;&quot;&quot;;[$'Verde Valley Virus'.P7])" office:value-type="float" office:value="62" calcext:value-type="float">
            <text:p>62</text:p>
          </table:table-cell>
          <table:table-cell table:formula="of:=IF([$'Verde Valley Virus'.Q7]=0;&quot;&quot;;[$'Verde Valley Virus'.Q7])" office:value-type="float" office:value="42" calcext:value-type="float">
            <text:p>42</text:p>
          </table:table-cell>
          <table:table-cell table:formula="of:=IF([$'Verde Valley Virus'.R7]=0;&quot;&quot;;[$'Verde Valley Virus'.R7])" office:value-type="float" office:value="26" calcext:value-type="float">
            <text:p>26</text:p>
          </table:table-cell>
          <table:table-cell table:formula="of:=IF([$'Verde Valley Virus'.S7]=0;&quot;&quot;;[$'Verde Valley Virus'.S7])">
            <text:p/>
          </table:table-cell>
          <table:table-cell table:formula="of:=IF([$'Verde Valley Virus'.T7]=0;&quot;&quot;;[$'Verde Valley Virus'.T7])" office:value-type="float" office:value="13" calcext:value-type="float">
            <text:p>13</text:p>
          </table:table-cell>
          <table:table-cell table:formula="of:=IF([$'Verde Valley Virus'.U7]=0;&quot;&quot;;[$'Verde Valley Virus'.U7])" office:value-type="float" office:value="121" calcext:value-type="float">
            <text:p>121</text:p>
          </table:table-cell>
          <table:table-cell table:formula="of:=IF([$'Verde Valley Virus'.V7]=0;&quot;&quot;;[$'Verde Valley Virus'.V7])" office:value-type="float" office:value="40" calcext:value-type="float">
            <text:p>40</text:p>
          </table:table-cell>
          <table:table-cell table:formula="of:=IF([$'Verde Valley Virus'.W7]=0;&quot;&quot;;[$'Verde Valley Virus'.W7])" office:value-type="float" office:value="25" calcext:value-type="float">
            <text:p>25</text:p>
          </table:table-cell>
          <table:table-cell table:formula="of:=IF([$'Verde Valley Virus'.X7]=0;&quot;&quot;;[$'Verde Valley Virus'.X7])" office:value-type="float" office:value="15" calcext:value-type="float">
            <text:p>15</text:p>
          </table:table-cell>
          <table:table-cell table:formula="of:=IF([$'Verde Valley Virus'.Y7]=0;&quot;&quot;;[$'Verde Valley Virus'.Y7])" office:value-type="float" office:value="220" calcext:value-type="float">
            <text:p>220</text:p>
          </table:table-cell>
          <table:table-cell table:formula="of:=IF([$'Verde Valley Virus'.Z7]=0;&quot;&quot;;[$'Verde Valley Virus'.Z7])" office:value-type="float" office:value="193" calcext:value-type="float">
            <text:p>193</text:p>
          </table:table-cell>
          <table:table-cell table:formula="of:=IF([$'Verde Valley Virus'.AA7]=0;&quot;&quot;;[$'Verde Valley Virus'.AA7])" office:value-type="float" office:value="14" calcext:value-type="float">
            <text:p>14</text:p>
          </table:table-cell>
          <table:table-cell table:formula="of:=IF([$'Verde Valley Virus'.AB7]=0;&quot;&quot;;[$'Verde Valley Virus'.AB7])" office:value-type="float" office:value="59" calcext:value-type="float">
            <text:p>59</text:p>
          </table:table-cell>
          <table:table-cell table:formula="of:=IF([$'Verde Valley Virus'.AC7]=0;&quot;&quot;;[$'Verde Valley Virus'.AC7])" office:value-type="float" office:value="10" calcext:value-type="float">
            <text:p>10</text:p>
          </table:table-cell>
          <table:table-cell table:formula="of:=IF([$'Verde Valley Virus'.AD7]=0;&quot;&quot;;[$'Verde Valley Virus'.AD7])" office:value-type="float" office:value="1" calcext:value-type="float">
            <text:p>1</text:p>
          </table:table-cell>
          <table:table-cell table:formula="of:=IF([$'Verde Valley Virus'.AE7]=0;&quot;&quot;;[$'Verde Valley Virus'.AE7])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N8]=0;&quot;&quot;;[$'Verde Valley Virus'.N8])" office:value-type="float" office:value="5" calcext:value-type="float">
            <text:p>5</text:p>
          </table:table-cell>
          <table:table-cell table:formula="of:=IF([$'Verde Valley Virus'.O8]=0;&quot;&quot;;[$'Verde Valley Virus'.O8])" office:value-type="float" office:value="12" calcext:value-type="float">
            <text:p>12</text:p>
          </table:table-cell>
          <table:table-cell table:formula="of:=IF([$'Verde Valley Virus'.P8]=0;&quot;&quot;;[$'Verde Valley Virus'.P8])" office:value-type="float" office:value="66" calcext:value-type="float">
            <text:p>66</text:p>
          </table:table-cell>
          <table:table-cell table:formula="of:=IF([$'Verde Valley Virus'.Q8]=0;&quot;&quot;;[$'Verde Valley Virus'.Q8])" office:value-type="float" office:value="43" calcext:value-type="float">
            <text:p>43</text:p>
          </table:table-cell>
          <table:table-cell table:formula="of:=IF([$'Verde Valley Virus'.R8]=0;&quot;&quot;;[$'Verde Valley Virus'.R8])" office:value-type="float" office:value="28" calcext:value-type="float">
            <text:p>28</text:p>
          </table:table-cell>
          <table:table-cell table:formula="of:=IF([$'Verde Valley Virus'.S8]=0;&quot;&quot;;[$'Verde Valley Virus'.S8])">
            <text:p/>
          </table:table-cell>
          <table:table-cell table:formula="of:=IF([$'Verde Valley Virus'.T8]=0;&quot;&quot;;[$'Verde Valley Virus'.T8])" office:value-type="float" office:value="17" calcext:value-type="float">
            <text:p>17</text:p>
          </table:table-cell>
          <table:table-cell table:formula="of:=IF([$'Verde Valley Virus'.U8]=0;&quot;&quot;;[$'Verde Valley Virus'.U8])" office:value-type="float" office:value="130" calcext:value-type="float">
            <text:p>130</text:p>
          </table:table-cell>
          <table:table-cell table:formula="of:=IF([$'Verde Valley Virus'.V8]=0;&quot;&quot;;[$'Verde Valley Virus'.V8])" office:value-type="float" office:value="44" calcext:value-type="float">
            <text:p>44</text:p>
          </table:table-cell>
          <table:table-cell table:formula="of:=IF([$'Verde Valley Virus'.W8]=0;&quot;&quot;;[$'Verde Valley Virus'.W8])" office:value-type="float" office:value="26" calcext:value-type="float">
            <text:p>26</text:p>
          </table:table-cell>
          <table:table-cell table:formula="of:=IF([$'Verde Valley Virus'.X8]=0;&quot;&quot;;[$'Verde Valley Virus'.X8])" office:value-type="float" office:value="15" calcext:value-type="float">
            <text:p>15</text:p>
          </table:table-cell>
          <table:table-cell table:formula="of:=IF([$'Verde Valley Virus'.Y8]=0;&quot;&quot;;[$'Verde Valley Virus'.Y8])" office:value-type="float" office:value="231" calcext:value-type="float">
            <text:p>231</text:p>
          </table:table-cell>
          <table:table-cell table:formula="of:=IF([$'Verde Valley Virus'.Z8]=0;&quot;&quot;;[$'Verde Valley Virus'.Z8])" office:value-type="float" office:value="197" calcext:value-type="float">
            <text:p>197</text:p>
          </table:table-cell>
          <table:table-cell table:formula="of:=IF([$'Verde Valley Virus'.AA8]=0;&quot;&quot;;[$'Verde Valley Virus'.AA8])" office:value-type="float" office:value="14" calcext:value-type="float">
            <text:p>14</text:p>
          </table:table-cell>
          <table:table-cell table:formula="of:=IF([$'Verde Valley Virus'.AB8]=0;&quot;&quot;;[$'Verde Valley Virus'.AB8])" office:value-type="float" office:value="62" calcext:value-type="float">
            <text:p>62</text:p>
          </table:table-cell>
          <table:table-cell table:formula="of:=IF([$'Verde Valley Virus'.AC8]=0;&quot;&quot;;[$'Verde Valley Virus'.AC8])" office:value-type="float" office:value="10" calcext:value-type="float">
            <text:p>10</text:p>
          </table:table-cell>
          <table:table-cell table:formula="of:=IF([$'Verde Valley Virus'.AD8]=0;&quot;&quot;;[$'Verde Valley Virus'.AD8])" office:value-type="float" office:value="1" calcext:value-type="float">
            <text:p>1</text:p>
          </table:table-cell>
          <table:table-cell table:formula="of:=IF([$'Verde Valley Virus'.AE8]=0;&quot;&quot;;[$'Verde Valley Virus'.AE8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N9]=0;&quot;&quot;;[$'Verde Valley Virus'.N9])" office:value-type="float" office:value="5" calcext:value-type="float">
            <text:p>5</text:p>
          </table:table-cell>
          <table:table-cell table:formula="of:=IF([$'Verde Valley Virus'.O9]=0;&quot;&quot;;[$'Verde Valley Virus'.O9])" office:value-type="float" office:value="12" calcext:value-type="float">
            <text:p>12</text:p>
          </table:table-cell>
          <table:table-cell table:formula="of:=IF([$'Verde Valley Virus'.P9]=0;&quot;&quot;;[$'Verde Valley Virus'.P9])" office:value-type="float" office:value="66" calcext:value-type="float">
            <text:p>66</text:p>
          </table:table-cell>
          <table:table-cell table:formula="of:=IF([$'Verde Valley Virus'.Q9]=0;&quot;&quot;;[$'Verde Valley Virus'.Q9])" office:value-type="float" office:value="43" calcext:value-type="float">
            <text:p>43</text:p>
          </table:table-cell>
          <table:table-cell table:formula="of:=IF([$'Verde Valley Virus'.R9]=0;&quot;&quot;;[$'Verde Valley Virus'.R9])" office:value-type="float" office:value="28" calcext:value-type="float">
            <text:p>28</text:p>
          </table:table-cell>
          <table:table-cell table:formula="of:=IF([$'Verde Valley Virus'.S9]=0;&quot;&quot;;[$'Verde Valley Virus'.S9])">
            <text:p/>
          </table:table-cell>
          <table:table-cell table:formula="of:=IF([$'Verde Valley Virus'.T9]=0;&quot;&quot;;[$'Verde Valley Virus'.T9])" office:value-type="float" office:value="17" calcext:value-type="float">
            <text:p>17</text:p>
          </table:table-cell>
          <table:table-cell table:formula="of:=IF([$'Verde Valley Virus'.U9]=0;&quot;&quot;;[$'Verde Valley Virus'.U9])" office:value-type="float" office:value="133" calcext:value-type="float">
            <text:p>133</text:p>
          </table:table-cell>
          <table:table-cell table:formula="of:=IF([$'Verde Valley Virus'.V9]=0;&quot;&quot;;[$'Verde Valley Virus'.V9])" office:value-type="float" office:value="44" calcext:value-type="float">
            <text:p>44</text:p>
          </table:table-cell>
          <table:table-cell table:formula="of:=IF([$'Verde Valley Virus'.W9]=0;&quot;&quot;;[$'Verde Valley Virus'.W9])" office:value-type="float" office:value="26" calcext:value-type="float">
            <text:p>26</text:p>
          </table:table-cell>
          <table:table-cell table:formula="of:=IF([$'Verde Valley Virus'.X9]=0;&quot;&quot;;[$'Verde Valley Virus'.X9])" office:value-type="float" office:value="15" calcext:value-type="float">
            <text:p>15</text:p>
          </table:table-cell>
          <table:table-cell table:formula="of:=IF([$'Verde Valley Virus'.Y9]=0;&quot;&quot;;[$'Verde Valley Virus'.Y9])" office:value-type="float" office:value="237" calcext:value-type="float">
            <text:p>237</text:p>
          </table:table-cell>
          <table:table-cell table:formula="of:=IF([$'Verde Valley Virus'.Z9]=0;&quot;&quot;;[$'Verde Valley Virus'.Z9])" office:value-type="float" office:value="202" calcext:value-type="float">
            <text:p>202</text:p>
          </table:table-cell>
          <table:table-cell table:formula="of:=IF([$'Verde Valley Virus'.AA9]=0;&quot;&quot;;[$'Verde Valley Virus'.AA9])" office:value-type="float" office:value="14" calcext:value-type="float">
            <text:p>14</text:p>
          </table:table-cell>
          <table:table-cell table:formula="of:=IF([$'Verde Valley Virus'.AB9]=0;&quot;&quot;;[$'Verde Valley Virus'.AB9])" office:value-type="float" office:value="61" calcext:value-type="float">
            <text:p>61</text:p>
          </table:table-cell>
          <table:table-cell table:formula="of:=IF([$'Verde Valley Virus'.AC9]=0;&quot;&quot;;[$'Verde Valley Virus'.AC9])" office:value-type="float" office:value="13" calcext:value-type="float">
            <text:p>13</text:p>
          </table:table-cell>
          <table:table-cell table:formula="of:=IF([$'Verde Valley Virus'.AD9]=0;&quot;&quot;;[$'Verde Valley Virus'.AD9])" office:value-type="float" office:value="1" calcext:value-type="float">
            <text:p>1</text:p>
          </table:table-cell>
          <table:table-cell table:formula="of:=IF([$'Verde Valley Virus'.AE9]=0;&quot;&quot;;[$'Verde Valley Virus'.AE9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N10]=0;&quot;&quot;;[$'Verde Valley Virus'.N10])" office:value-type="float" office:value="5" calcext:value-type="float">
            <text:p>5</text:p>
          </table:table-cell>
          <table:table-cell table:formula="of:=IF([$'Verde Valley Virus'.O10]=0;&quot;&quot;;[$'Verde Valley Virus'.O10])" office:value-type="float" office:value="12" calcext:value-type="float">
            <text:p>12</text:p>
          </table:table-cell>
          <table:table-cell table:formula="of:=IF([$'Verde Valley Virus'.P10]=0;&quot;&quot;;[$'Verde Valley Virus'.P10])" office:value-type="float" office:value="67" calcext:value-type="float">
            <text:p>67</text:p>
          </table:table-cell>
          <table:table-cell table:formula="of:=IF([$'Verde Valley Virus'.Q10]=0;&quot;&quot;;[$'Verde Valley Virus'.Q10])" office:value-type="float" office:value="44" calcext:value-type="float">
            <text:p>44</text:p>
          </table:table-cell>
          <table:table-cell table:formula="of:=IF([$'Verde Valley Virus'.R10]=0;&quot;&quot;;[$'Verde Valley Virus'.R10])" office:value-type="float" office:value="28" calcext:value-type="float">
            <text:p>28</text:p>
          </table:table-cell>
          <table:table-cell table:formula="of:=IF([$'Verde Valley Virus'.S10]=0;&quot;&quot;;[$'Verde Valley Virus'.S10])">
            <text:p/>
          </table:table-cell>
          <table:table-cell table:formula="of:=IF([$'Verde Valley Virus'.T10]=0;&quot;&quot;;[$'Verde Valley Virus'.T10])" office:value-type="float" office:value="17" calcext:value-type="float">
            <text:p>17</text:p>
          </table:table-cell>
          <table:table-cell table:formula="of:=IF([$'Verde Valley Virus'.U10]=0;&quot;&quot;;[$'Verde Valley Virus'.U10])" office:value-type="float" office:value="135" calcext:value-type="float">
            <text:p>135</text:p>
          </table:table-cell>
          <table:table-cell table:formula="of:=IF([$'Verde Valley Virus'.V10]=0;&quot;&quot;;[$'Verde Valley Virus'.V10])" office:value-type="float" office:value="45" calcext:value-type="float">
            <text:p>45</text:p>
          </table:table-cell>
          <table:table-cell table:formula="of:=IF([$'Verde Valley Virus'.W10]=0;&quot;&quot;;[$'Verde Valley Virus'.W10])" office:value-type="float" office:value="28" calcext:value-type="float">
            <text:p>28</text:p>
          </table:table-cell>
          <table:table-cell table:formula="of:=IF([$'Verde Valley Virus'.X10]=0;&quot;&quot;;[$'Verde Valley Virus'.X10])" office:value-type="float" office:value="16" calcext:value-type="float">
            <text:p>16</text:p>
          </table:table-cell>
          <table:table-cell table:formula="of:=IF([$'Verde Valley Virus'.Y10]=0;&quot;&quot;;[$'Verde Valley Virus'.Y10])" office:value-type="float" office:value="244" calcext:value-type="float">
            <text:p>244</text:p>
          </table:table-cell>
          <table:table-cell table:formula="of:=IF([$'Verde Valley Virus'.Z10]=0;&quot;&quot;;[$'Verde Valley Virus'.Z10])" office:value-type="float" office:value="203" calcext:value-type="float">
            <text:p>203</text:p>
          </table:table-cell>
          <table:table-cell table:formula="of:=IF([$'Verde Valley Virus'.AA10]=0;&quot;&quot;;[$'Verde Valley Virus'.AA10])" office:value-type="float" office:value="14" calcext:value-type="float">
            <text:p>14</text:p>
          </table:table-cell>
          <table:table-cell table:formula="of:=IF([$'Verde Valley Virus'.AB10]=0;&quot;&quot;;[$'Verde Valley Virus'.AB10])" office:value-type="float" office:value="61" calcext:value-type="float">
            <text:p>61</text:p>
          </table:table-cell>
          <table:table-cell table:formula="of:=IF([$'Verde Valley Virus'.AC10]=0;&quot;&quot;;[$'Verde Valley Virus'.AC10])" office:value-type="float" office:value="13" calcext:value-type="float">
            <text:p>13</text:p>
          </table:table-cell>
          <table:table-cell table:formula="of:=IF([$'Verde Valley Virus'.AD10]=0;&quot;&quot;;[$'Verde Valley Virus'.AD10])" office:value-type="float" office:value="1" calcext:value-type="float">
            <text:p>1</text:p>
          </table:table-cell>
          <table:table-cell table:formula="of:=IF([$'Verde Valley Virus'.AE10]=0;&quot;&quot;;[$'Verde Valley Virus'.AE10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N11]=0;&quot;&quot;;[$'Verde Valley Virus'.N11])" office:value-type="float" office:value="6" calcext:value-type="float">
            <text:p>6</text:p>
          </table:table-cell>
          <table:table-cell table:style-name="ce4" table:formula="of:=IF([$'Verde Valley Virus'.O11]=0;&quot;&quot;;[$'Verde Valley Virus'.O11])" office:value-type="float" office:value="14" calcext:value-type="float">
            <text:p>14</text:p>
          </table:table-cell>
          <table:table-cell table:style-name="ce4" table:formula="of:=IF([$'Verde Valley Virus'.P11]=0;&quot;&quot;;[$'Verde Valley Virus'.P11])" office:value-type="float" office:value="71" calcext:value-type="float">
            <text:p>71</text:p>
          </table:table-cell>
          <table:table-cell table:style-name="ce4" table:formula="of:=IF([$'Verde Valley Virus'.Q11]=0;&quot;&quot;;[$'Verde Valley Virus'.Q11])" office:value-type="float" office:value="48" calcext:value-type="float">
            <text:p>48</text:p>
          </table:table-cell>
          <table:table-cell table:style-name="ce4" table:formula="of:=IF([$'Verde Valley Virus'.R11]=0;&quot;&quot;;[$'Verde Valley Virus'.R11])" office:value-type="float" office:value="29" calcext:value-type="float">
            <text:p>29</text:p>
          </table:table-cell>
          <table:table-cell table:style-name="ce4" table:formula="of:=IF([$'Verde Valley Virus'.S11]=0;&quot;&quot;;[$'Verde Valley Virus'.S11])" office:value-type="float" office:value="5" calcext:value-type="float">
            <text:p>5</text:p>
          </table:table-cell>
          <table:table-cell table:style-name="ce4" table:formula="of:=IF([$'Verde Valley Virus'.T11]=0;&quot;&quot;;[$'Verde Valley Virus'.T11])" office:value-type="float" office:value="18" calcext:value-type="float">
            <text:p>18</text:p>
          </table:table-cell>
          <table:table-cell table:style-name="ce4" table:formula="of:=IF([$'Verde Valley Virus'.U11]=0;&quot;&quot;;[$'Verde Valley Virus'.U11])" office:value-type="float" office:value="155" calcext:value-type="float">
            <text:p>155</text:p>
          </table:table-cell>
          <table:table-cell table:style-name="ce4" table:formula="of:=IF([$'Verde Valley Virus'.V11]=0;&quot;&quot;;[$'Verde Valley Virus'.V11])" office:value-type="float" office:value="51" calcext:value-type="float">
            <text:p>51</text:p>
          </table:table-cell>
          <table:table-cell table:style-name="ce4" table:formula="of:=IF([$'Verde Valley Virus'.W11]=0;&quot;&quot;;[$'Verde Valley Virus'.W11])" office:value-type="float" office:value="31" calcext:value-type="float">
            <text:p>31</text:p>
          </table:table-cell>
          <table:table-cell table:style-name="ce4" table:formula="of:=IF([$'Verde Valley Virus'.X11]=0;&quot;&quot;;[$'Verde Valley Virus'.X11])" office:value-type="float" office:value="17" calcext:value-type="float">
            <text:p>17</text:p>
          </table:table-cell>
          <table:table-cell table:style-name="ce4" table:formula="of:=IF([$'Verde Valley Virus'.Y11]=0;&quot;&quot;;[$'Verde Valley Virus'.Y11])" office:value-type="float" office:value="260" calcext:value-type="float">
            <text:p>260</text:p>
          </table:table-cell>
          <table:table-cell table:style-name="ce4" table:formula="of:=IF([$'Verde Valley Virus'.Z11]=0;&quot;&quot;;[$'Verde Valley Virus'.Z11])" office:value-type="float" office:value="232" calcext:value-type="float">
            <text:p>232</text:p>
          </table:table-cell>
          <table:table-cell table:style-name="ce4" table:formula="of:=IF([$'Verde Valley Virus'.AA11]=0;&quot;&quot;;[$'Verde Valley Virus'.AA11])" office:value-type="float" office:value="17" calcext:value-type="float">
            <text:p>17</text:p>
          </table:table-cell>
          <table:table-cell table:style-name="ce4" table:formula="of:=IF([$'Verde Valley Virus'.AB11]=0;&quot;&quot;;[$'Verde Valley Virus'.AB11])" office:value-type="float" office:value="68" calcext:value-type="float">
            <text:p>68</text:p>
          </table:table-cell>
          <table:table-cell table:style-name="ce4" table:formula="of:=IF([$'Verde Valley Virus'.AC11]=0;&quot;&quot;;[$'Verde Valley Virus'.AC11])" office:value-type="float" office:value="12" calcext:value-type="float">
            <text:p>12</text:p>
          </table:table-cell>
          <table:table-cell table:style-name="ce4" table:formula="of:=IF([$'Verde Valley Virus'.AD11]=0;&quot;&quot;;[$'Verde Valley Virus'.AD11])" office:value-type="float" office:value="1" calcext:value-type="float">
            <text:p>1</text:p>
          </table:table-cell>
          <table:table-cell table:style-name="ce4" table:formula="of:=IF([$'Verde Valley Virus'.AE11]=0;&quot;&quot;;[$'Verde Valley Virus'.AE11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N12]=0;&quot;&quot;;[$'Verde Valley Virus'.N12])" office:value-type="float" office:value="7" calcext:value-type="float">
            <text:p>7</text:p>
          </table:table-cell>
          <table:table-cell table:formula="of:=IF([$'Verde Valley Virus'.O12]=0;&quot;&quot;;[$'Verde Valley Virus'.O12])" office:value-type="float" office:value="15" calcext:value-type="float">
            <text:p>15</text:p>
          </table:table-cell>
          <table:table-cell table:formula="of:=IF([$'Verde Valley Virus'.P12]=0;&quot;&quot;;[$'Verde Valley Virus'.P12])" office:value-type="float" office:value="75" calcext:value-type="float">
            <text:p>75</text:p>
          </table:table-cell>
          <table:table-cell table:formula="of:=IF([$'Verde Valley Virus'.Q12]=0;&quot;&quot;;[$'Verde Valley Virus'.Q12])" office:value-type="float" office:value="51" calcext:value-type="float">
            <text:p>51</text:p>
          </table:table-cell>
          <table:table-cell table:formula="of:=IF([$'Verde Valley Virus'.R12]=0;&quot;&quot;;[$'Verde Valley Virus'.R12])" office:value-type="float" office:value="30" calcext:value-type="float">
            <text:p>30</text:p>
          </table:table-cell>
          <table:table-cell table:style-name="ce4" table:formula="of:=IF([$'Verde Valley Virus'.S12]=0;&quot;&quot;;[$'Verde Valley Virus'.S12])" office:value-type="float" office:value="5" calcext:value-type="float">
            <text:p>5</text:p>
          </table:table-cell>
          <table:table-cell table:formula="of:=IF([$'Verde Valley Virus'.T12]=0;&quot;&quot;;[$'Verde Valley Virus'.T12])" office:value-type="float" office:value="19" calcext:value-type="float">
            <text:p>19</text:p>
          </table:table-cell>
          <table:table-cell table:formula="of:=IF([$'Verde Valley Virus'.U12]=0;&quot;&quot;;[$'Verde Valley Virus'.U12])" office:value-type="float" office:value="165" calcext:value-type="float">
            <text:p>165</text:p>
          </table:table-cell>
          <table:table-cell table:formula="of:=IF([$'Verde Valley Virus'.V12]=0;&quot;&quot;;[$'Verde Valley Virus'.V12])" office:value-type="float" office:value="54" calcext:value-type="float">
            <text:p>54</text:p>
          </table:table-cell>
          <table:table-cell table:formula="of:=IF([$'Verde Valley Virus'.W12]=0;&quot;&quot;;[$'Verde Valley Virus'.W12])" office:value-type="float" office:value="30" calcext:value-type="float">
            <text:p>30</text:p>
          </table:table-cell>
          <table:table-cell table:formula="of:=IF([$'Verde Valley Virus'.X12]=0;&quot;&quot;;[$'Verde Valley Virus'.X12])" office:value-type="float" office:value="19" calcext:value-type="float">
            <text:p>19</text:p>
          </table:table-cell>
          <table:table-cell table:formula="of:=IF([$'Verde Valley Virus'.Y12]=0;&quot;&quot;;[$'Verde Valley Virus'.Y12])" office:value-type="float" office:value="263" calcext:value-type="float">
            <text:p>263</text:p>
          </table:table-cell>
          <table:table-cell table:formula="of:=IF([$'Verde Valley Virus'.Z12]=0;&quot;&quot;;[$'Verde Valley Virus'.Z12])" office:value-type="float" office:value="233" calcext:value-type="float">
            <text:p>233</text:p>
          </table:table-cell>
          <table:table-cell table:formula="of:=IF([$'Verde Valley Virus'.AA12]=0;&quot;&quot;;[$'Verde Valley Virus'.AA12])" office:value-type="float" office:value="17" calcext:value-type="float">
            <text:p>17</text:p>
          </table:table-cell>
          <table:table-cell table:formula="of:=IF([$'Verde Valley Virus'.AB12]=0;&quot;&quot;;[$'Verde Valley Virus'.AB12])" office:value-type="float" office:value="69" calcext:value-type="float">
            <text:p>69</text:p>
          </table:table-cell>
          <table:table-cell table:formula="of:=IF([$'Verde Valley Virus'.AC12]=0;&quot;&quot;;[$'Verde Valley Virus'.AC12])" office:value-type="float" office:value="14" calcext:value-type="float">
            <text:p>14</text:p>
          </table:table-cell>
          <table:table-cell table:formula="of:=IF([$'Verde Valley Virus'.AD12]=0;&quot;&quot;;[$'Verde Valley Virus'.AD12])" office:value-type="float" office:value="1" calcext:value-type="float">
            <text:p>1</text:p>
          </table:table-cell>
          <table:table-cell table:formula="of:=IF([$'Verde Valley Virus'.AE12]=0;&quot;&quot;;[$'Verde Valley Virus'.AE12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N13]=0;&quot;&quot;;[$'Verde Valley Virus'.N13])" office:value-type="float" office:value="7" calcext:value-type="float">
            <text:p>7</text:p>
          </table:table-cell>
          <table:table-cell table:style-name="ce4" table:formula="of:=IF([$'Verde Valley Virus'.O13]=0;&quot;&quot;;[$'Verde Valley Virus'.O13])" office:value-type="float" office:value="15" calcext:value-type="float">
            <text:p>15</text:p>
          </table:table-cell>
          <table:table-cell table:style-name="ce4" table:formula="of:=IF([$'Verde Valley Virus'.P13]=0;&quot;&quot;;[$'Verde Valley Virus'.P13])" office:value-type="float" office:value="77" calcext:value-type="float">
            <text:p>77</text:p>
          </table:table-cell>
          <table:table-cell table:style-name="ce4" table:formula="of:=IF([$'Verde Valley Virus'.Q13]=0;&quot;&quot;;[$'Verde Valley Virus'.Q13])" office:value-type="float" office:value="53" calcext:value-type="float">
            <text:p>53</text:p>
          </table:table-cell>
          <table:table-cell table:style-name="ce4" table:formula="of:=IF([$'Verde Valley Virus'.R13]=0;&quot;&quot;;[$'Verde Valley Virus'.R13])" office:value-type="float" office:value="33" calcext:value-type="float">
            <text:p>33</text:p>
          </table:table-cell>
          <table:table-cell table:style-name="ce4" table:formula="of:=IF([$'Verde Valley Virus'.S13]=0;&quot;&quot;;[$'Verde Valley Virus'.S13])" office:value-type="float" office:value="7" calcext:value-type="float">
            <text:p>7</text:p>
          </table:table-cell>
          <table:table-cell table:style-name="ce4" table:formula="of:=IF([$'Verde Valley Virus'.T13]=0;&quot;&quot;;[$'Verde Valley Virus'.T13])" office:value-type="float" office:value="19" calcext:value-type="float">
            <text:p>19</text:p>
          </table:table-cell>
          <table:table-cell table:style-name="ce4" table:formula="of:=IF([$'Verde Valley Virus'.U13]=0;&quot;&quot;;[$'Verde Valley Virus'.U13])" office:value-type="float" office:value="169" calcext:value-type="float">
            <text:p>169</text:p>
          </table:table-cell>
          <table:table-cell table:style-name="ce4" table:formula="of:=IF([$'Verde Valley Virus'.V13]=0;&quot;&quot;;[$'Verde Valley Virus'.V13])" office:value-type="float" office:value="58" calcext:value-type="float">
            <text:p>58</text:p>
          </table:table-cell>
          <table:table-cell table:style-name="ce4" table:formula="of:=IF([$'Verde Valley Virus'.W13]=0;&quot;&quot;;[$'Verde Valley Virus'.W13])" office:value-type="float" office:value="31" calcext:value-type="float">
            <text:p>31</text:p>
          </table:table-cell>
          <table:table-cell table:style-name="ce4" table:formula="of:=IF([$'Verde Valley Virus'.X13]=0;&quot;&quot;;[$'Verde Valley Virus'.X13])" office:value-type="float" office:value="24" calcext:value-type="float">
            <text:p>24</text:p>
          </table:table-cell>
          <table:table-cell table:style-name="ce4" table:formula="of:=IF([$'Verde Valley Virus'.Y13]=0;&quot;&quot;;[$'Verde Valley Virus'.Y13])" office:value-type="float" office:value="272" calcext:value-type="float">
            <text:p>272</text:p>
          </table:table-cell>
          <table:table-cell table:style-name="ce4" table:formula="of:=IF([$'Verde Valley Virus'.Z13]=0;&quot;&quot;;[$'Verde Valley Virus'.Z13])" office:value-type="float" office:value="237" calcext:value-type="float">
            <text:p>237</text:p>
          </table:table-cell>
          <table:table-cell table:style-name="ce4" table:formula="of:=IF([$'Verde Valley Virus'.AA13]=0;&quot;&quot;;[$'Verde Valley Virus'.AA13])" office:value-type="float" office:value="18" calcext:value-type="float">
            <text:p>18</text:p>
          </table:table-cell>
          <table:table-cell table:style-name="ce4" table:formula="of:=IF([$'Verde Valley Virus'.AB13]=0;&quot;&quot;;[$'Verde Valley Virus'.AB13])" office:value-type="float" office:value="72" calcext:value-type="float">
            <text:p>72</text:p>
          </table:table-cell>
          <table:table-cell table:style-name="ce4" table:formula="of:=IF([$'Verde Valley Virus'.AC13]=0;&quot;&quot;;[$'Verde Valley Virus'.AC13])" office:value-type="float" office:value="14" calcext:value-type="float">
            <text:p>14</text:p>
          </table:table-cell>
          <table:table-cell table:style-name="ce4" table:formula="of:=IF([$'Verde Valley Virus'.AD13]=0;&quot;&quot;;[$'Verde Valley Virus'.AD13])" office:value-type="float" office:value="1" calcext:value-type="float">
            <text:p>1</text:p>
          </table:table-cell>
          <table:table-cell table:style-name="ce4" table:formula="of:=IF([$'Verde Valley Virus'.AE13]=0;&quot;&quot;;[$'Verde Valley Virus'.AE13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N14]=0;&quot;&quot;;[$'Verde Valley Virus'.N14])" office:value-type="float" office:value="7" calcext:value-type="float">
            <text:p>7</text:p>
          </table:table-cell>
          <table:table-cell table:formula="of:=IF([$'Verde Valley Virus'.O14]=0;&quot;&quot;;[$'Verde Valley Virus'.O14])" office:value-type="float" office:value="15" calcext:value-type="float">
            <text:p>15</text:p>
          </table:table-cell>
          <table:table-cell table:formula="of:=IF([$'Verde Valley Virus'.P14]=0;&quot;&quot;;[$'Verde Valley Virus'.P14])" office:value-type="float" office:value="81" calcext:value-type="float">
            <text:p>81</text:p>
          </table:table-cell>
          <table:table-cell table:formula="of:=IF([$'Verde Valley Virus'.Q14]=0;&quot;&quot;;[$'Verde Valley Virus'.Q14])" office:value-type="float" office:value="57" calcext:value-type="float">
            <text:p>57</text:p>
          </table:table-cell>
          <table:table-cell table:formula="of:=IF([$'Verde Valley Virus'.R14]=0;&quot;&quot;;[$'Verde Valley Virus'.R14])" office:value-type="float" office:value="33" calcext:value-type="float">
            <text:p>33</text:p>
          </table:table-cell>
          <table:table-cell table:style-name="ce4" table:formula="of:=IF([$'Verde Valley Virus'.S14]=0;&quot;&quot;;[$'Verde Valley Virus'.S14])" office:value-type="float" office:value="7" calcext:value-type="float">
            <text:p>7</text:p>
          </table:table-cell>
          <table:table-cell table:formula="of:=IF([$'Verde Valley Virus'.T14]=0;&quot;&quot;;[$'Verde Valley Virus'.T14])" office:value-type="float" office:value="21" calcext:value-type="float">
            <text:p>21</text:p>
          </table:table-cell>
          <table:table-cell table:formula="of:=IF([$'Verde Valley Virus'.U14]=0;&quot;&quot;;[$'Verde Valley Virus'.U14])" office:value-type="float" office:value="171" calcext:value-type="float">
            <text:p>171</text:p>
          </table:table-cell>
          <table:table-cell table:formula="of:=IF([$'Verde Valley Virus'.V14]=0;&quot;&quot;;[$'Verde Valley Virus'.V14])" office:value-type="float" office:value="58" calcext:value-type="float">
            <text:p>58</text:p>
          </table:table-cell>
          <table:table-cell table:formula="of:=IF([$'Verde Valley Virus'.W14]=0;&quot;&quot;;[$'Verde Valley Virus'.W14])" office:value-type="float" office:value="33" calcext:value-type="float">
            <text:p>33</text:p>
          </table:table-cell>
          <table:table-cell table:formula="of:=IF([$'Verde Valley Virus'.X14]=0;&quot;&quot;;[$'Verde Valley Virus'.X14])" office:value-type="float" office:value="26" calcext:value-type="float">
            <text:p>26</text:p>
          </table:table-cell>
          <table:table-cell table:formula="of:=IF([$'Verde Valley Virus'.Y14]=0;&quot;&quot;;[$'Verde Valley Virus'.Y14])" office:value-type="float" office:value="279" calcext:value-type="float">
            <text:p>279</text:p>
          </table:table-cell>
          <table:table-cell table:formula="of:=IF([$'Verde Valley Virus'.Z14]=0;&quot;&quot;;[$'Verde Valley Virus'.Z14])" office:value-type="float" office:value="247" calcext:value-type="float">
            <text:p>247</text:p>
          </table:table-cell>
          <table:table-cell table:formula="of:=IF([$'Verde Valley Virus'.AA14]=0;&quot;&quot;;[$'Verde Valley Virus'.AA14])" office:value-type="float" office:value="18" calcext:value-type="float">
            <text:p>18</text:p>
          </table:table-cell>
          <table:table-cell table:formula="of:=IF([$'Verde Valley Virus'.AB14]=0;&quot;&quot;;[$'Verde Valley Virus'.AB14])" office:value-type="float" office:value="74" calcext:value-type="float">
            <text:p>74</text:p>
          </table:table-cell>
          <table:table-cell table:formula="of:=IF([$'Verde Valley Virus'.AC14]=0;&quot;&quot;;[$'Verde Valley Virus'.AC14])" office:value-type="float" office:value="17" calcext:value-type="float">
            <text:p>17</text:p>
          </table:table-cell>
          <table:table-cell table:formula="of:=IF([$'Verde Valley Virus'.AD14]=0;&quot;&quot;;[$'Verde Valley Virus'.AD14])" office:value-type="float" office:value="1" calcext:value-type="float">
            <text:p>1</text:p>
          </table:table-cell>
          <table:table-cell table:formula="of:=IF([$'Verde Valley Virus'.AE14]=0;&quot;&quot;;[$'Verde Valley Virus'.AE14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N15]=0;&quot;&quot;;[$'Verde Valley Virus'.N15])" office:value-type="float" office:value="7" calcext:value-type="float">
            <text:p>7</text:p>
          </table:table-cell>
          <table:table-cell table:formula="of:=IF([$'Verde Valley Virus'.O15]=0;&quot;&quot;;[$'Verde Valley Virus'.O15])" office:value-type="float" office:value="15" calcext:value-type="float">
            <text:p>15</text:p>
          </table:table-cell>
          <table:table-cell table:formula="of:=IF([$'Verde Valley Virus'.P15]=0;&quot;&quot;;[$'Verde Valley Virus'.P15])" office:value-type="float" office:value="88" calcext:value-type="float">
            <text:p>88</text:p>
          </table:table-cell>
          <table:table-cell table:formula="of:=IF([$'Verde Valley Virus'.Q15]=0;&quot;&quot;;[$'Verde Valley Virus'.Q15])" office:value-type="float" office:value="58" calcext:value-type="float">
            <text:p>58</text:p>
          </table:table-cell>
          <table:table-cell table:formula="of:=IF([$'Verde Valley Virus'.R15]=0;&quot;&quot;;[$'Verde Valley Virus'.R15])" office:value-type="float" office:value="35" calcext:value-type="float">
            <text:p>35</text:p>
          </table:table-cell>
          <table:table-cell table:style-name="ce4" table:formula="of:=IF([$'Verde Valley Virus'.S15]=0;&quot;&quot;;[$'Verde Valley Virus'.S15])" office:value-type="float" office:value="7" calcext:value-type="float">
            <text:p>7</text:p>
          </table:table-cell>
          <table:table-cell table:formula="of:=IF([$'Verde Valley Virus'.T15]=0;&quot;&quot;;[$'Verde Valley Virus'.T15])" office:value-type="float" office:value="21" calcext:value-type="float">
            <text:p>21</text:p>
          </table:table-cell>
          <table:table-cell table:formula="of:=IF([$'Verde Valley Virus'.U15]=0;&quot;&quot;;[$'Verde Valley Virus'.U15])" office:value-type="float" office:value="179" calcext:value-type="float">
            <text:p>179</text:p>
          </table:table-cell>
          <table:table-cell table:formula="of:=IF([$'Verde Valley Virus'.V15]=0;&quot;&quot;;[$'Verde Valley Virus'.V15])" office:value-type="float" office:value="58" calcext:value-type="float">
            <text:p>58</text:p>
          </table:table-cell>
          <table:table-cell table:formula="of:=IF([$'Verde Valley Virus'.W15]=0;&quot;&quot;;[$'Verde Valley Virus'.W15])" office:value-type="float" office:value="38" calcext:value-type="float">
            <text:p>38</text:p>
          </table:table-cell>
          <table:table-cell table:formula="of:=IF([$'Verde Valley Virus'.X15]=0;&quot;&quot;;[$'Verde Valley Virus'.X15])" office:value-type="float" office:value="28" calcext:value-type="float">
            <text:p>28</text:p>
          </table:table-cell>
          <table:table-cell table:formula="of:=IF([$'Verde Valley Virus'.Y15]=0;&quot;&quot;;[$'Verde Valley Virus'.Y15])" office:value-type="float" office:value="287" calcext:value-type="float">
            <text:p>287</text:p>
          </table:table-cell>
          <table:table-cell table:formula="of:=IF([$'Verde Valley Virus'.Z15]=0;&quot;&quot;;[$'Verde Valley Virus'.Z15])" office:value-type="float" office:value="261" calcext:value-type="float">
            <text:p>261</text:p>
          </table:table-cell>
          <table:table-cell table:formula="of:=IF([$'Verde Valley Virus'.AA15]=0;&quot;&quot;;[$'Verde Valley Virus'.AA15])" office:value-type="float" office:value="18" calcext:value-type="float">
            <text:p>18</text:p>
          </table:table-cell>
          <table:table-cell table:formula="of:=IF([$'Verde Valley Virus'.AB15]=0;&quot;&quot;;[$'Verde Valley Virus'.AB15])" office:value-type="float" office:value="74" calcext:value-type="float">
            <text:p>74</text:p>
          </table:table-cell>
          <table:table-cell table:formula="of:=IF([$'Verde Valley Virus'.AC15]=0;&quot;&quot;;[$'Verde Valley Virus'.AC15])" office:value-type="float" office:value="17" calcext:value-type="float">
            <text:p>17</text:p>
          </table:table-cell>
          <table:table-cell table:formula="of:=IF([$'Verde Valley Virus'.AD15]=0;&quot;&quot;;[$'Verde Valley Virus'.AD15])" office:value-type="float" office:value="1" calcext:value-type="float">
            <text:p>1</text:p>
          </table:table-cell>
          <table:table-cell table:formula="of:=IF([$'Verde Valley Virus'.AE15]=0;&quot;&quot;;[$'Verde Valley Virus'.AE15])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N16]=0;&quot;&quot;;[$'Verde Valley Virus'.N16])" office:value-type="float" office:value="6" calcext:value-type="float">
            <text:p>6</text:p>
          </table:table-cell>
          <table:table-cell table:formula="of:=IF([$'Verde Valley Virus'.O16]=0;&quot;&quot;;[$'Verde Valley Virus'.O16])" office:value-type="float" office:value="15" calcext:value-type="float">
            <text:p>15</text:p>
          </table:table-cell>
          <table:table-cell table:formula="of:=IF([$'Verde Valley Virus'.P16]=0;&quot;&quot;;[$'Verde Valley Virus'.P16])" office:value-type="float" office:value="93" calcext:value-type="float">
            <text:p>93</text:p>
          </table:table-cell>
          <table:table-cell table:formula="of:=IF([$'Verde Valley Virus'.Q16]=0;&quot;&quot;;[$'Verde Valley Virus'.Q16])" office:value-type="float" office:value="64" calcext:value-type="float">
            <text:p>64</text:p>
          </table:table-cell>
          <table:table-cell table:formula="of:=IF([$'Verde Valley Virus'.R16]=0;&quot;&quot;;[$'Verde Valley Virus'.R16])" office:value-type="float" office:value="40" calcext:value-type="float">
            <text:p>40</text:p>
          </table:table-cell>
          <table:table-cell table:style-name="ce4" table:formula="of:=IF([$'Verde Valley Virus'.S16]=0;&quot;&quot;;[$'Verde Valley Virus'.S16])" office:value-type="float" office:value="7" calcext:value-type="float">
            <text:p>7</text:p>
          </table:table-cell>
          <table:table-cell table:formula="of:=IF([$'Verde Valley Virus'.T16]=0;&quot;&quot;;[$'Verde Valley Virus'.T16])" office:value-type="float" office:value="23" calcext:value-type="float">
            <text:p>23</text:p>
          </table:table-cell>
          <table:table-cell table:formula="of:=IF([$'Verde Valley Virus'.U16]=0;&quot;&quot;;[$'Verde Valley Virus'.U16])" office:value-type="float" office:value="183" calcext:value-type="float">
            <text:p>183</text:p>
          </table:table-cell>
          <table:table-cell table:formula="of:=IF([$'Verde Valley Virus'.V16]=0;&quot;&quot;;[$'Verde Valley Virus'.V16])" office:value-type="float" office:value="69" calcext:value-type="float">
            <text:p>69</text:p>
          </table:table-cell>
          <table:table-cell table:formula="of:=IF([$'Verde Valley Virus'.W16]=0;&quot;&quot;;[$'Verde Valley Virus'.W16])" office:value-type="float" office:value="40" calcext:value-type="float">
            <text:p>40</text:p>
          </table:table-cell>
          <table:table-cell table:formula="of:=IF([$'Verde Valley Virus'.X16]=0;&quot;&quot;;[$'Verde Valley Virus'.X16])" office:value-type="float" office:value="30" calcext:value-type="float">
            <text:p>30</text:p>
          </table:table-cell>
          <table:table-cell table:formula="of:=IF([$'Verde Valley Virus'.Y16]=0;&quot;&quot;;[$'Verde Valley Virus'.Y16])" office:value-type="float" office:value="304" calcext:value-type="float">
            <text:p>304</text:p>
          </table:table-cell>
          <table:table-cell table:formula="of:=IF([$'Verde Valley Virus'.Z16]=0;&quot;&quot;;[$'Verde Valley Virus'.Z16])" office:value-type="float" office:value="289" calcext:value-type="float">
            <text:p>289</text:p>
          </table:table-cell>
          <table:table-cell table:formula="of:=IF([$'Verde Valley Virus'.AA16]=0;&quot;&quot;;[$'Verde Valley Virus'.AA16])" office:value-type="float" office:value="23" calcext:value-type="float">
            <text:p>23</text:p>
          </table:table-cell>
          <table:table-cell table:formula="of:=IF([$'Verde Valley Virus'.AB16]=0;&quot;&quot;;[$'Verde Valley Virus'.AB16])" office:value-type="float" office:value="78" calcext:value-type="float">
            <text:p>78</text:p>
          </table:table-cell>
          <table:table-cell table:formula="of:=IF([$'Verde Valley Virus'.AC16]=0;&quot;&quot;;[$'Verde Valley Virus'.AC16])" office:value-type="float" office:value="14" calcext:value-type="float">
            <text:p>14</text:p>
          </table:table-cell>
          <table:table-cell table:formula="of:=IF([$'Verde Valley Virus'.AD16]=0;&quot;&quot;;[$'Verde Valley Virus'.AD16])" office:value-type="float" office:value="1" calcext:value-type="float">
            <text:p>1</text:p>
          </table:table-cell>
          <table:table-cell table:formula="of:=IF([$'Verde Valley Virus'.AE16]=0;&quot;&quot;;[$'Verde Valley Virus'.AE16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formula="of:=IF([$'Verde Valley Virus'.R17]=0;&quot;&quot;;[$'Verde Valley Virus'.R17])">
            <text:p/>
          </table:table-cell>
          <table:table-cell table:style-name="ce4"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formula="of:=IF([$'Verde Valley Virus'.AD17]=0;&quot;&quot;;[$'Verde Valley Virus'.AD17])">
            <text:p/>
          </table:table-cell>
          <table:table-cell table:formula="of:=IF([$'Verde Valley Virus'.AE17]=0;&quot;&quot;;[$'Verde Valley Virus'.AE1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formula="of:=IF([$'Verde Valley Virus'.R18]=0;&quot;&quot;;[$'Verde Valley Virus'.R18])">
            <text:p/>
          </table:table-cell>
          <table:table-cell table:style-name="ce4"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formula="of:=IF([$'Verde Valley Virus'.AD18]=0;&quot;&quot;;[$'Verde Valley Virus'.AD18])">
            <text:p/>
          </table:table-cell>
          <table:table-cell table:formula="of:=IF([$'Verde Valley Virus'.AE18]=0;&quot;&quot;;[$'Verde Valley Virus'.AE1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formula="of:=IF([$'Verde Valley Virus'.R19]=0;&quot;&quot;;[$'Verde Valley Virus'.R19])">
            <text:p/>
          </table:table-cell>
          <table:table-cell table:style-name="ce4"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formula="of:=IF([$'Verde Valley Virus'.AE19]=0;&quot;&quot;;[$'Verde Valley Virus'.AE1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formula="of:=IF([$'Verde Valley Virus'.R20]=0;&quot;&quot;;[$'Verde Valley Virus'.R20])">
            <text:p/>
          </table:table-cell>
          <table:table-cell table:style-name="ce4"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formula="of:=IF([$'Verde Valley Virus'.AE20]=0;&quot;&quot;;[$'Verde Valley Virus'.AE2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formula="of:=IF([$'Verde Valley Virus'.R21]=0;&quot;&quot;;[$'Verde Valley Virus'.R21])">
            <text:p/>
          </table:table-cell>
          <table:table-cell table:style-name="ce4"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formula="of:=IF([$'Verde Valley Virus'.AE21]=0;&quot;&quot;;[$'Verde Valley Virus'.AE2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formula="of:=IF([$'Verde Valley Virus'.R22]=0;&quot;&quot;;[$'Verde Valley Virus'.R22])">
            <text:p/>
          </table:table-cell>
          <table:table-cell table:style-name="ce4"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formula="of:=IF([$'Verde Valley Virus'.AE22]=0;&quot;&quot;;[$'Verde Valley Virus'.AE2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formula="of:=IF([$'Verde Valley Virus'.R23]=0;&quot;&quot;;[$'Verde Valley Virus'.R23])">
            <text:p/>
          </table:table-cell>
          <table:table-cell table:style-name="ce4"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formula="of:=IF([$'Verde Valley Virus'.AE23]=0;&quot;&quot;;[$'Verde Valley Virus'.AE2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formula="of:=IF([$'Verde Valley Virus'.R24]=0;&quot;&quot;;[$'Verde Valley Virus'.R24])">
            <text:p/>
          </table:table-cell>
          <table:table-cell table:style-name="ce4"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formula="of:=IF([$'Verde Valley Virus'.AE24]=0;&quot;&quot;;[$'Verde Valley Virus'.AE2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formula="of:=IF([$'Verde Valley Virus'.R25]=0;&quot;&quot;;[$'Verde Valley Virus'.R25])">
            <text:p/>
          </table:table-cell>
          <table:table-cell table:style-name="ce4"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formula="of:=IF([$'Verde Valley Virus'.AE25]=0;&quot;&quot;;[$'Verde Valley Virus'.AE2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formula="of:=IF([$'Verde Valley Virus'.R26]=0;&quot;&quot;;[$'Verde Valley Virus'.R26])">
            <text:p/>
          </table:table-cell>
          <table:table-cell table:style-name="ce4"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formula="of:=IF([$'Verde Valley Virus'.AE26]=0;&quot;&quot;;[$'Verde Valley Virus'.AE2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formula="of:=IF([$'Verde Valley Virus'.R27]=0;&quot;&quot;;[$'Verde Valley Virus'.R27])">
            <text:p/>
          </table:table-cell>
          <table:table-cell table:style-name="ce4"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formula="of:=IF([$'Verde Valley Virus'.AE27]=0;&quot;&quot;;[$'Verde Valley Virus'.AE2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formula="of:=IF([$'Verde Valley Virus'.R28]=0;&quot;&quot;;[$'Verde Valley Virus'.R28])">
            <text:p/>
          </table:table-cell>
          <table:table-cell table:style-name="ce4"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formula="of:=IF([$'Verde Valley Virus'.AE28]=0;&quot;&quot;;[$'Verde Valley Virus'.AE2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formula="of:=IF([$'Verde Valley Virus'.R29]=0;&quot;&quot;;[$'Verde Valley Virus'.R29])">
            <text:p/>
          </table:table-cell>
          <table:table-cell table:style-name="ce4"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formula="of:=IF([$'Verde Valley Virus'.AE29]=0;&quot;&quot;;[$'Verde Valley Virus'.AE2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formula="of:=IF([$'Verde Valley Virus'.R30]=0;&quot;&quot;;[$'Verde Valley Virus'.R30])">
            <text:p/>
          </table:table-cell>
          <table:table-cell table:style-name="ce4"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formula="of:=IF([$'Verde Valley Virus'.AE30]=0;&quot;&quot;;[$'Verde Valley Virus'.AE3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formula="of:=IF([$'Verde Valley Virus'.R31]=0;&quot;&quot;;[$'Verde Valley Virus'.R31])">
            <text:p/>
          </table:table-cell>
          <table:table-cell table:style-name="ce4"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formula="of:=IF([$'Verde Valley Virus'.AE31]=0;&quot;&quot;;[$'Verde Valley Virus'.AE3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formula="of:=IF([$'Verde Valley Virus'.R32]=0;&quot;&quot;;[$'Verde Valley Virus'.R32])">
            <text:p/>
          </table:table-cell>
          <table:table-cell table:style-name="ce4"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formula="of:=IF([$'Verde Valley Virus'.AE32]=0;&quot;&quot;;[$'Verde Valley Virus'.AE3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formula="of:=IF([$'Verde Valley Virus'.R33]=0;&quot;&quot;;[$'Verde Valley Virus'.R33])">
            <text:p/>
          </table:table-cell>
          <table:table-cell table:style-name="ce4"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formula="of:=IF([$'Verde Valley Virus'.AE33]=0;&quot;&quot;;[$'Verde Valley Virus'.AE3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formula="of:=IF([$'Verde Valley Virus'.R34]=0;&quot;&quot;;[$'Verde Valley Virus'.R34])">
            <text:p/>
          </table:table-cell>
          <table:table-cell table:style-name="ce4"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formula="of:=IF([$'Verde Valley Virus'.AE34]=0;&quot;&quot;;[$'Verde Valley Virus'.AE3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formula="of:=IF([$'Verde Valley Virus'.R35]=0;&quot;&quot;;[$'Verde Valley Virus'.R35])">
            <text:p/>
          </table:table-cell>
          <table:table-cell table:style-name="ce4"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formula="of:=IF([$'Verde Valley Virus'.AE35]=0;&quot;&quot;;[$'Verde Valley Virus'.AE3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formula="of:=IF([$'Verde Valley Virus'.R36]=0;&quot;&quot;;[$'Verde Valley Virus'.R36])">
            <text:p/>
          </table:table-cell>
          <table:table-cell table:style-name="ce4"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formula="of:=IF([$'Verde Valley Virus'.AE36]=0;&quot;&quot;;[$'Verde Valley Virus'.AE3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formula="of:=IF([$'Verde Valley Virus'.R37]=0;&quot;&quot;;[$'Verde Valley Virus'.R37])">
            <text:p/>
          </table:table-cell>
          <table:table-cell table:style-name="ce4"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formula="of:=IF([$'Verde Valley Virus'.AE37]=0;&quot;&quot;;[$'Verde Valley Virus'.AE3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formula="of:=IF([$'Verde Valley Virus'.R38]=0;&quot;&quot;;[$'Verde Valley Virus'.R38])">
            <text:p/>
          </table:table-cell>
          <table:table-cell table:style-name="ce4"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formula="of:=IF([$'Verde Valley Virus'.AE38]=0;&quot;&quot;;[$'Verde Valley Virus'.AE3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formula="of:=IF([$'Verde Valley Virus'.R39]=0;&quot;&quot;;[$'Verde Valley Virus'.R39])">
            <text:p/>
          </table:table-cell>
          <table:table-cell table:style-name="ce4"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formula="of:=IF([$'Verde Valley Virus'.AE39]=0;&quot;&quot;;[$'Verde Valley Virus'.AE3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formula="of:=IF([$'Verde Valley Virus'.R40]=0;&quot;&quot;;[$'Verde Valley Virus'.R40])">
            <text:p/>
          </table:table-cell>
          <table:table-cell table:style-name="ce4"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formula="of:=IF([$'Verde Valley Virus'.AE40]=0;&quot;&quot;;[$'Verde Valley Virus'.AE4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formula="of:=IF([$'Verde Valley Virus'.R41]=0;&quot;&quot;;[$'Verde Valley Virus'.R41])">
            <text:p/>
          </table:table-cell>
          <table:table-cell table:style-name="ce4"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formula="of:=IF([$'Verde Valley Virus'.AE41]=0;&quot;&quot;;[$'Verde Valley Virus'.AE4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formula="of:=IF([$'Verde Valley Virus'.R42]=0;&quot;&quot;;[$'Verde Valley Virus'.R42])">
            <text:p/>
          </table:table-cell>
          <table:table-cell table:style-name="ce4"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formula="of:=IF([$'Verde Valley Virus'.AE42]=0;&quot;&quot;;[$'Verde Valley Virus'.AE4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formula="of:=IF([$'Verde Valley Virus'.R43]=0;&quot;&quot;;[$'Verde Valley Virus'.R43])">
            <text:p/>
          </table:table-cell>
          <table:table-cell table:style-name="ce4"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formula="of:=IF([$'Verde Valley Virus'.AE43]=0;&quot;&quot;;[$'Verde Valley Virus'.AE4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formula="of:=IF([$'Verde Valley Virus'.R44]=0;&quot;&quot;;[$'Verde Valley Virus'.R44])">
            <text:p/>
          </table:table-cell>
          <table:table-cell table:style-name="ce4"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formula="of:=IF([$'Verde Valley Virus'.AE44]=0;&quot;&quot;;[$'Verde Valley Virus'.AE4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formula="of:=IF([$'Verde Valley Virus'.R45]=0;&quot;&quot;;[$'Verde Valley Virus'.R45])">
            <text:p/>
          </table:table-cell>
          <table:table-cell table:style-name="ce4"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formula="of:=IF([$'Verde Valley Virus'.AE45]=0;&quot;&quot;;[$'Verde Valley Virus'.AE4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formula="of:=IF([$'Verde Valley Virus'.R46]=0;&quot;&quot;;[$'Verde Valley Virus'.R46])">
            <text:p/>
          </table:table-cell>
          <table:table-cell table:style-name="ce4"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formula="of:=IF([$'Verde Valley Virus'.AE46]=0;&quot;&quot;;[$'Verde Valley Virus'.AE4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formula="of:=IF([$'Verde Valley Virus'.R47]=0;&quot;&quot;;[$'Verde Valley Virus'.R47])">
            <text:p/>
          </table:table-cell>
          <table:table-cell table:style-name="ce4"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formula="of:=IF([$'Verde Valley Virus'.AE47]=0;&quot;&quot;;[$'Verde Valley Virus'.AE4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formula="of:=IF([$'Verde Valley Virus'.R48]=0;&quot;&quot;;[$'Verde Valley Virus'.R48])">
            <text:p/>
          </table:table-cell>
          <table:table-cell table:style-name="ce4"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formula="of:=IF([$'Verde Valley Virus'.AE48]=0;&quot;&quot;;[$'Verde Valley Virus'.AE4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formula="of:=IF([$'Verde Valley Virus'.R49]=0;&quot;&quot;;[$'Verde Valley Virus'.R49])">
            <text:p/>
          </table:table-cell>
          <table:table-cell table:style-name="ce4"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formula="of:=IF([$'Verde Valley Virus'.AE49]=0;&quot;&quot;;[$'Verde Valley Virus'.AE4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formula="of:=IF([$'Verde Valley Virus'.R50]=0;&quot;&quot;;[$'Verde Valley Virus'.R50])">
            <text:p/>
          </table:table-cell>
          <table:table-cell table:style-name="ce4"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formula="of:=IF([$'Verde Valley Virus'.AE50]=0;&quot;&quot;;[$'Verde Valley Virus'.AE50])">
            <text:p/>
          </table:table-cell>
          <table:table-cell table:number-columns-repeated="100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1:19:01.24935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0T11:23:31.114958559</dc:date>
    <meta:editing-duration>PT1H17M25S</meta:editing-duration>
    <meta:editing-cycles>38</meta:editing-cycles>
    <meta:generator>LibreOffice/6.0.7.3$Linux_X86_64 LibreOffice_project/00m0$Build-3</meta:generator>
    <meta:document-statistic meta:table-count="4" meta:cell-count="2072" meta:object-count="0"/>
  </office:meta>
</office:document-meta>
</file>